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ás información sobre bifurcaciones y fusiones en Git</text:p>
      <text:p text:style-name="Standard">Usamos el comando git branch de Git para obtener información sobre las ramas y averiguar qué ramas se han fusionado y cuáles no.</text:p>
      <text:p text:style-name="Standard">claudio garau</text:p>
      <text:p text:style-name="Standard">claudio garau</text:p>
      <text:p text:style-name="Standard">Publicado el 30 de junio de 2016</text:p>
      <text:p text:style-name="Standard">link copiado al portapapeles</text:p>
      <text:p text:style-name="Standard">Aprende a programar con los cursos de HTML.it</text:p>
      <text:p text:style-name="Standard">Visualización de sucursales</text:p>
      <text:p text:style-name="Standard">Hablando de ramificaciones, hemos descrito el uso del comando git branchen casos en los que desea crear una nueva rama o, por el contrario, eliminar una rama existente. El mismo comando también se puede utilizar para realizar comprobaciones simples en las ramas de un proyecto, lanzado sin pasar ningún parámetro, de hecho, le permite imprimir una lista completa de las ramas disponibles en un momento dado en la pantalla.</text:p>
      <text:p text:style-name="Standard"/>
      <text:p text:style-name="Standard">Figura 1. Lista de ramas del proyecto.</text:p>
      <text:p text:style-name="Standard"/>
      <text:p text:style-name="Standard">Lista de ramas de un proyecto</text:p>
      <text:p text:style-name="Standard">En la imagen propuesta se listan dos ramas, la maestra , creada por el sistema, y ​​la "fbk-4", generada para realizar una operación de mantenimiento. La rama "vuln-1", creada para solucionar un problema de seguridad, no aparece correctamente en la lista; de hecho, una vez corregida la vulnerabilidad que lo hacía necesario, primero se fusionó con el maestro y luego se eliminó porque ya no se necesitaba.</text:p>
      <text:p text:style-name="Standard"/>
      <text:p text:style-name="Standard">Prestando atención a la forma en que se presenta la salida de, git branches posible notar que el nombre de la rama maestra está precedido por un asterisco (" *"), este símbolo es utilizado por Git para indicar al usuario la rama actual, es decir, aquel en el que se encuentra actualmente y hacia el que apunta el puntero de la rama. El asterisco funciona esencialmente como un indicador para entender en qué posición nos encontramos con respecto a nuestro plan de trabajo.</text:p>
      <text:p text:style-name="Standard"/>
      <text:p text:style-name="Standard">estado de fusiones</text:p>
      <text:p text:style-name="Standard">Otro uso de git branches mostrar las ramas que se han fusionado y las que no se han fusionado. Para mostrar cómo funciona este procedimiento, es posible comenzar creando una nueva rama ("fbk-5" en el ejemplo) y reposicionando el puntero sobre ella:</text:p>
      <text:p text:style-name="Standard"/>
      <text:p text:style-name="Standard">Figura 2. Creando una nueva rama.</text:p>
      <text:p text:style-name="Standard">Creando una nueva sucursal</text:p>
      <text:p text:style-name="Standard">Una vez hecho esto, hagamos un cambio en un archivo de proyecto y, después de guardarlo, agréguelo al índice y valide a través de un compromiso:</text:p>
      <text:p text:style-name="Standard"/>
      <text:p text:style-name="Standard">Figura 3. Confirmar cambios comenzando con la nueva rama.</text:p>
      <text:p text:style-name="Standard"/>
      <text:p text:style-name="Standard">Confirmar los cambios comenzando con la nueva rama</text:p>
      <text:p text:style-name="Standard">Una vez que se hayan confirmado los cambios, podemos pasar a fusionar "fbk-5" con la rama maestra , luego pasar a ella reposicionando el puntero sobre ella y ejecutar el comando git merge fbk-5.</text:p>
      <text:p text:style-name="Standard"/>
      <text:p text:style-name="Standard">Figura 4. Fusionando la nueva rama con el maestro.</text:p>
      <text:p text:style-name="Standard">Fusión de la nueva rama con el maestro</text:p>
      <text:p text:style-name="Standard">Ahora podemos usar la declaración git branchseguida del parámetro --mergedpara verificar qué ramas se han fusionado y no se han eliminado; la opción, por otro lado --no-merged, le permite ver las sucursales existentes que no se han fusionado .</text:p>
      <text:p text:style-name="Standard"><text:soft-page-break/></text:p>
      <text:p text:style-name="Standard">Figura 5. Verificación sobre la fusión de las ramas.</text:p>
      <text:p text:style-name="Standard"/>
      <text:p text:style-name="Standard">Comprobar la fusión de las ramas.</text:p>
      <text:p text:style-name="Standard">Como puedes ver gracias a la imagen anterior, en la lista de ramas fusionadas falta "vuln-1" , de hecho se fusionó con la maestra y luego se eliminó.</text:p>
      <text:p text:style-name="Standard"/>
      <text:p text:style-name="Standard">Seguridad en sucursales</text:p>
      <text:p text:style-name="Standard">Git integra funciones de control para evitar que el usuario pierda su trabajo, por lo que las ramas que no se han fusionado no se pueden eliminar con un procedimiento de eliminación normal. En el caso de nuestro proyecto, tenemos una única rama no fusionada, "fbk-4", por lo que para comprender cómo DVCS protege las ramas no fusionadas, movemos el puntero sobre ella, hacemos un cambio en un archivo, lo agregamos al index via git addy lanza un commit para confirmarlo.</text:p>
      <text:p text:style-name="Standard"/>
      <text:p text:style-name="Standard">Figura 6. Confirmar cambios en una rama no fusionada.</text:p>
      <text:p text:style-name="Standard">Confirmar los cambios de una rama no fusionada</text:p>
      <text:p text:style-name="Standard">Ahora volvamos a colocar el puntero en la rama masterpara trabajar desde ella e intentemos eliminar "fbk-4".</text:p>
      <text:p text:style-name="Standard"/>
      <text:p text:style-name="Standard">Figura 7. Intentando eliminar una rama no fusionada.</text:p>
      <text:p text:style-name="Standard"/>
      <text:p text:style-name="Standard">Intento de eliminar una rama no fusionada</text:p>
      <text:p text:style-name="Standard">Como se muestra en la imagen anterior, para eliminar una rama que no ha sido fusionada no es suficiente usar la instrucción clásica git branch -d nome-ramo, si está absolutamente seguro de que desea continuar con la eliminación, en su lugar se proporciona la instrucción git branch -D nome-ramo.</text:p>
      <text:p text:style-name="Standard"/>
      <text:p text:style-name="Standard">Ver confirmaciones de rama</text:p>
      <text:p text:style-name="Standard">El comando git branchse puede asociar con el argumento -vpara obtener información sobre las últimas confirmaciones realizadas. Así que ejecutemos esta instrucción desde la rama maestra y analicemos el resultado producido por Git:</text:p>
      <text:p text:style-name="Standard"/>
      <text:p text:style-name="Standard">Figura 8. Últimas confirmaciones de rama.</text:p>
      <text:p text:style-name="Standard">Últimas confirmaciones de las sucursales</text:p>
      <text:p text:style-name="Standard">El informe del producto es fácil de leer. Las ramas se organizan en función del historial de confirmación a partir de la ejecución más reciente, por lo tanto, en el caso específico de nuestro proyecto, tenemos la primera confirmación en la rama "fbk-4", es decir, la que no se ha fusionado. Luego viene la rama "fbk-5", que fusionamos con master , y esta última.</text:p>
      <text:p text:style-name="Standard"/>
      <text:p text:style-name="Standard">Tenga en cuenta que la confirmación de la rama "fbk-5" es idéntica a la de master , esto se debe a que las dos ramas se fusionaron y master , al no haber estado involucrado en más confirmaciones después de la fusión con la nueva rama, la heredó de "fbk-5" como última validación de una actualizac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5T22:10:50.235000000</meta:creation-date>
    <dc:date>2023-01-25T22:11:33.859000000</dc:date>
    <meta:editing-duration>PT43S</meta:editing-duration>
    <meta:editing-cycles>1</meta:editing-cycles>
    <meta:document-statistic meta:table-count="0" meta:image-count="0" meta:object-count="0" meta:page-count="2" meta:paragraph-count="41" meta:word-count="872" meta:character-count="5127" meta:non-whitespace-character-count="4296"/>
    <meta:generator>LibreOffice/7.4.2.3$Windows_X86_64 LibreOffice_project/382eef1f22670f7f4118c8c2dd222ec7ad009daf</meta:generator>
  </office:meta>
</office:document-meta>
</file>